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fo:font-weight="bold" style:font-weight-asian="bold" style:font-weight-complex="bold"/>
    </style:style>
    <style:style style:name="P2" style:family="paragraph" style:parent-style-name="Text_20_body">
      <style:text-properties fo:font-style="italic" style:font-style-asian="italic" style:font-style-complex="italic"/>
    </style:style>
    <style:style style:name="P3" style:family="paragraph" style:parent-style-name="Text_20_body" style:list-style-name="L1"/>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weight="bold" style:font-weight-asian="bold" style:font-weight-complex="bold"/>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asks</text:h>
      <text:h text:style-name="Heading_20_2" text:outline-level="2">Task Information</text:h>
      <text:p text:style-name="Text_20_body"><text:span text:style-name="T3">Name</text:span>, <text:span text:style-name="T3">Description</text:span> and <text:span text:style-name="T3">Notes</text:span> are all self-evident.</text:p>
      <text:p text:style-name="Text_20_body"><text:span text:style-name="T3">Work package</text:span> allows a numerical or structured label to be given to the task to identify it as belonging to a given work package. <text:s/></text:p>
      <text:p text:style-name="Text_20_body"><text:span text:style-name="T3">Priority</text:span> is the priority used for scheduling. <text:s/>Generally tasks with a higher priority will be scheduled earlier.</text:p>
      <text:p text:style-name="Text_20_body"><text:span text:style-name="T3">Fraction complete</text:span> is an estimate of how complete a task is and hence how much work there is still to do on the task (in terms of effort). <text:s/>A task with a fraction complete of 0 hasn't been started. <text:s/>A task with a fraction complete of 1 is finished. <text:s/>Hence fraction complete must lie in the range [0..1]</text:p>
      <text:p text:style-name="Text_20_body"><text:span text:style-name="T3">Estimated Effort</text:span> is the amount of effort that is estimated to complete the task. <text:s/>This is different to the actual or elapsed time needed to complete a task.</text:p>
      <text:p text:style-name="Text_20_body"><text:span text:style-name="T3">Estimate Spread </text:span>provides a measure of the uncertainty of the effort estimate. <text:s/>E.g. “this task should take 4 days but might take 6” would have an estimate spread of 2. <text:s/>The exact usage does depend on the uncertainty type.</text:p>
      <text:p text:style-name="Text_20_body"><text:span text:style-name="T3">Uncertainty Type</text:span> determines how the uncertainty estimate is used. <text:s/></text:p>
      <text:p text:style-name="Text_20_body"><text:span text:style-name="T3">Alpha</text:span> can influence how the uncertainty estimate is interpreted. <text:s/>Usage depends on estimate type.</text:p>
      <text:p text:style-name="Text_20_body"><text:span text:style-name="T3">Beta</text:span> can influence how the uncertainty estimate is interpreted. <text:s/>Usage depends on estimate type.</text:p>
      <text:p text:style-name="Text_20_body"><text:span text:style-name="T3">ElapsedTime</text:span> is the estimated or actual elapsed time for the task. <text:s/>This is defined as the difference between the start time and the finish time of the task. <text:s/>Elapsed time is affected by resource allocation, working week, holidays etc.</text:p>
      <text:p text:style-name="Text_20_body"><text:span text:style-name="T3">EffortDriven</text:span> determines whether the scheduling of a task is driven by the effort required and resource or not. <text:s/>Tasks are effort driven by default – the elapsed time is calculated from the estimated effort and allocated resources. <text:s/>If effort driven is false, then the elapsed time is as recorded by the elapsed time value. <text:s/>This is appropriate when the time period is fixed – for example on a time-boxed activity.</text:p>
      <text:p text:style-name="Text_20_body"><text:span text:style-name="T3">Actual Work </text:span>is for recording the actual work (effort) expended in completing the task.</text:p>
      <text:p text:style-name="Text_20_body"><text:span text:style-name="T3">Start Date</text:span> is the forecast or actual start date of the project. <text:s/>If fraction complete is &gt; 0 then this is the actual start date, otherwise it's still an estimate.</text:p>
      <text:p text:style-name="Text_20_body"><text:span text:style-name="T3">Finish Date</text:span> is the forecast or actual finish date of the project. <text:s/>If fraction complete is 1 then this is the actual finish date, otherwise it's an estimate.</text:p>
      <text:p text:style-name="Text_20_body"><text:span text:style-name="T3">Active</text:span> determines whether a task should be considered in the project. <text:s/>If set to false the task becomes inactive and is ignored for all scheduling purposes. <text:s/>This allows tasks to be dropped from a project whilst still maintaining the history of that task.</text:p>
      <text:p text:style-name="Text_20_body"/>
      <text:h text:style-name="Heading_20_2" text:outline-level="2">Task Relationships</text:h>
      <text:p text:style-name="Text_20_body">Constraints</text:p>
      <text:p text:style-name="Text_20_body">Predecessors &amp; Successors</text:p>
      <text:p text:style-name="Text_20_body">Allocations</text:p>
      <text:h text:style-name="Heading_20_2" text:outline-level="2"><text:soft-page-break/>Uncertainty</text:h>
      <text:h text:style-name="Heading_20_2" text:outline-level="2">History</text:h>
      <text:h text:style-name="Heading_20_1" text:outline-level="1">Scheduling</text:h>
      <text:p text:style-name="Text_20_body">Firstly, scheduling only schedules leaf tasks. <text:s/>Composite tasks are useful for organising a project but they're not actionable. <text:s/>Dependencies applied to composite tasks apply to all the leaf tasks in that composite – e.g. if a composite task must finish before another task starts then <text:span text:style-name="T1">all</text:span><text:span text:style-name="T2"> the tasks in that composite must finish before the other task starts.</text:span></text:p>
      <text:p text:style-name="Text_20_body">Secondly, inactive tasks are ignored, as are dependencies to inactive tasks.</text:p>
      <text:p text:style-name="Text_20_body"/>
      <text:p text:style-name="Text_20_body">Tasks are basically scheduled to run as fast as possible within the resource allocation for that task. Ignoring resources and dependencies then all the tasks should be done in parallel as soon as possible. <text:s/>Real projects aren't like that and are usually resource constrained. <text:s/>There are also dependencies between tasks.</text:p>
      <text:p text:style-name="Text_20_body">If there's no resource allocated to a task it gets assigned to a “DEFAULT” resource. <text:s/>This resource uses the default calendar and provides one unit of work. <text:s/>Generally this is not what is wanted but does allow simple projects to be scheduled without needing all the tasks assigned to a resource.</text:p>
      <text:p text:style-name="P1">Critical Path</text:p>
      <text:p text:style-name="Text_20_body">Where there are task dependencies these form a critical path graph between the START milestone and the FINISH milestone. <text:s/>Tasks without predecessors become potential start tasks and are linked to a START milestone and similarly, tasks without successors become potential finish tasks and are linked to a FINISH milestone. <text:s/>Hence all the active, leaf tasks are included in the graph. <text:s/></text:p>
      <text:p text:style-name="Text_20_body">When the graph is complete the critical time is calculated for each task. <text:s/>The critical time for a task is the estimated elapsed time for the task, plus the largest critical time for any of its successors. <text:s/>To ensure optimum scheduling of the critical path we want to do the tasks with the largest critical time first.</text:p>
      <text:p text:style-name="P1">Task Priority</text:p>
      <text:p text:style-name="Text_20_body">The critical path isn't the only consideration when deciding which task to schedule next. <text:s/>There are other considerations such as:</text:p>
      <text:list text:style-name="L1">
        <text:list-item>
          <text:p text:style-name="P3">Which are the tasks with the most uncertainty – schedule these early to reduce risk as quickly as possible?</text:p>
        </text:list-item>
        <text:list-item>
          <text:p text:style-name="P3">Which are the tasks with most uncertainty relative to their length?</text:p>
        </text:list-item>
        <text:list-item>
          <text:p text:style-name="P3">Which are the tasks with a higher than normal priority?</text:p>
        </text:list-item>
        <text:list-item>
          <text:p text:style-name="P3">Which are the big tasks?</text:p>
        </text:list-item>
        <text:list-item>
          <text:p text:style-name="P3">Which order where the tasks entered in the project plan?</text:p>
        </text:list-item>
      </text:list>
      <text:p text:style-name="Text_20_body">Using a set of weights, these are combined with the critical time to determine the order in which tasks should be scheduled. <text:s/>The weights are chosen however to give critical time the largest impact to ensure that critical path tasks are scheduled as early as possible.</text:p>
      <text:p text:style-name="Text_20_body"/>
      <text:p text:style-name="P2">Note – all tasks have a critical time so this is likely to over-ride all the other aspects.</text:p>
      <text:p text:style-name="Text_20_body"/>
      <text:p text:style-name="Text_20_body"><text:soft-page-break/>Scheduling uses the task priority list to determine which tasks gets scheduled firs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7$Build-9310</meta:generator>
    <meta:creation-date>2008-11-06T06:41:34</meta:creation-date>
    <dc:date>2008-11-07T09:28:58</dc:date>
    <meta:editing-cycles>3</meta:editing-cycles>
    <meta:editing-duration>PT3H24M41S</meta:editing-duration>
    <meta:user-defined meta:name="Info 1"/>
    <meta:user-defined meta:name="Info 2"/>
    <meta:user-defined meta:name="Info 3"/>
    <meta:user-defined meta:name="Info 4"/>
    <meta:document-statistic meta:table-count="0" meta:image-count="0" meta:object-count="0" meta:page-count="3" meta:paragraph-count="41" meta:word-count="887" meta:character-count="5310"/>
  </office:meta>
</office:document-meta>
</file>